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officeooo:rsid="0014f16b" officeooo:paragraph-rsid="0014f16b"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1pt" fo:font-style="normal" fo:font-weight="normal" officeooo:rsid="0014f16b" officeooo:paragraph-rsid="0014f16b"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font-size="11pt" fo:font-style="normal" fo:font-weight="normal" officeooo:rsid="0014f480" officeooo:paragraph-rsid="0014f480"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15d40c" officeooo:paragraph-rsid="0015d40c"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31" officeooo:paragraph-rsid="0017ce31"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e428" officeooo:paragraph-rsid="0018e428"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0191253" officeooo:paragraph-rsid="00191253"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01f252f" officeooo:paragraph-rsid="001f252f"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italic" fo:font-weight="bold" officeooo:rsid="00191253" officeooo:paragraph-rsid="00191253" style:font-size-asian="9.60000038146973pt" style:font-style-asian="italic" style:font-weight-asian="bold" style:font-size-complex="11pt" style:font-style-complex="italic" style:font-weight-complex="bold"/>
    </style:style>
    <style:style style:name="P10" style:family="paragraph" style:parent-style-name="Standard">
      <style:paragraph-properties fo:text-align="start" style:justify-single-word="false"/>
      <style:text-properties fo:font-size="11pt" fo:font-style="normal" fo:font-weight="normal" officeooo:rsid="0014f480" officeooo:paragraph-rsid="0014f480" style:font-size-asian="9.60000038146973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4f480"/>
    </style:style>
    <style:style style:name="T3" style:family="text">
      <style:text-properties officeooo:rsid="0015d40c"/>
    </style:style>
    <style:style style:name="T4" style:family="text">
      <style:text-properties officeooo:rsid="0018e428"/>
    </style:style>
    <style:style style:name="T5" style:family="text">
      <style:text-properties officeooo:rsid="0019c477"/>
    </style:style>
    <style:style style:name="T6" style:family="text">
      <style:text-properties officeooo:rsid="001a7464"/>
    </style:style>
    <style:style style:name="T7" style:family="text">
      <style:text-properties officeooo:rsid="001b6748"/>
    </style:style>
    <style:style style:name="T8" style:family="text">
      <style:text-properties officeooo:rsid="001c2f84"/>
    </style:style>
    <style:style style:name="T9" style:family="text">
      <style:text-properties officeooo:rsid="001f252f"/>
    </style:style>
    <style:style style:name="T10" style:family="text">
      <style:text-properties officeooo:rsid="00205fd7"/>
    </style:style>
    <style:style style:name="T11" style:family="text">
      <style:text-properties officeooo:rsid="0023b6c4"/>
    </style:style>
    <style:style style:name="T12" style:family="text">
      <style:text-properties officeooo:rsid="00246c89"/>
    </style:style>
    <style:style style:name="T13" style:family="text">
      <style:text-properties officeooo:rsid="00261545"/>
    </style:style>
    <style:style style:name="T14" style:family="text">
      <style:text-properties officeooo:rsid="0027c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duels</text:p>
      <text:p text:style-name="P1"/>
      <text:p text:style-name="P2">Ana est l’un des seuls héros du jeu à pouvoir 1v1 tous les perso<text:span text:style-name="T11">nnages</text:span> du jeu à partir du moment ou vous avez votre Sleep, attention je ne parle pas ici de pouvoir <text:span text:style-name="T1">tuer </text:span>votre adversaire mais bien de le rendre inapte au combat que se soit un tank ou un flanckeur qui vous focus le sleep l’empêchera de vous tuez pendant un bon moment. (<text:span text:style-name="T11">cela crée une </text:span>situation 6 <text:span text:style-name="T11">contre </text:span>5).</text:p>
      <text:p text:style-name="P2"/>
      <text:p text:style-name="P2">Une fois la personne endormie vous aurez 2 options : le tuer (seul ou avec l’aide de vos coéquipier<text:span text:style-name="T11">s</text:span>) ou fuir (tous en informant qui vous avez <text:span text:style-name="T11">endormie</text:span>)</text:p>
      <text:p text:style-name="P2"/>
      <text:p text:style-name="P2">- Pour le tuer si vous êtes seul <text:span text:style-name="T2">il existe un petit combo (uniquement pour les personnages à 200 point de vie et moins) qui vous permettra de le tuer sans qu’il puisse réagir.</text:span></text:p>
      <text:p text:style-name="P3">Il vous suffi de faire ceci : Tir principal + coup de point (en même temps) + grenade + coup de point.</text:p>
      <text:p text:style-name="P3">Avec <text:span text:style-name="T11">cela</text:span> vous lui infligerez 205 point de dégât (en comptant le sleep).</text:p>
      <text:p text:style-name="P3"/>
      <text:p text:style-name="P3">Pour les héros à 250 <text:span text:style-name="T11">point de vie</text:span> (c’est à dire <text:span text:style-name="T11">Faucheur</text:span> et Mei) il faut être prudent et bien analyser la situation (personne autour, pas d’autre risque), le combo est identique mais vous ne pourrez pas le tuer sans mettre un <text:span text:style-name="T11">autre tir avec votre arme principal</text:span>, le problème est que ces 2 perso<text:span text:style-name="T11">nnages</text:span> on un moyen de temporiser la venue de leurs <text:span text:style-name="T11">coéquipiers</text:span>, <text:span text:style-name="T3">soyez sur que vous pourrez le tuer sans trop vous mettre en danger et n’oublier pas que sans vous votre team n’aura plus autant de soins.</text:span></text:p>
      <text:p text:style-name="P3"/>
      <text:p text:style-name="P4">Il existe un autre cas de figure lors des 1v1, <text:span text:style-name="T11">lorsque</text:span> vous n’avez pas de sleep, malgré que Ana reste très forte en situation de 1 contre 1 le temps que cela peut vous prendre est très dangereux pour le reste de votre équipe ainsi que pour vous, il faut donc être très bon avec vos tir, et malgré <text:span text:style-name="T11">cela</text:span> certains héros reste une vrai plaie pour vous.</text:p>
      <text:p text:style-name="P4"/>
      <text:p text:style-name="P4">La liste suivante regroupe tous les situations de 1v1 que vous rencontrerez <text:span text:style-name="T7">(sans sleep)</text:span> <text:span text:style-name="T6">avec quelque truc à savoir </text:span>:</text:p>
      <text:p text:style-name="P5">-Notez que <text:span text:style-name="T11">dans </text:span>la plupart des 1 <text:span text:style-name="T11">contre </text:span>1 vous devez faire en sorte que votre grenade touche l’ennemie et vous en même temps (pour vous <text:span text:style-name="T11">soigner</text:span> et anti-heal l’ennemie). <text:span text:style-name="T4">Ce petit signe ** signifiera que se sera très bénéfique pour le tuer, il faudra donc essayer de le faire, sinon utiliser la grenade pour vous soignez, ou infliger plus de dégât à l’ennemie cela dépend de la situation.</text:span></text:p>
      <text:p text:style-name="P6">- De plus il vous faudra être extrêmement imprévisible dans vos déplacement (sauter, se baisser, bouger de droite à gauche etc..). Ce petit signe # signifiera de le faire au maximum contre votre adversaire, <text:span text:style-name="T5">mais évidement il faudra toujours le faire un minimum pour esquiver un sort ou quelques balles.</text:span></text:p>
      <text:p text:style-name="P6"/>
      <text:p text:style-name="P9">Support :</text:p>
      <text:p text:style-name="P6">Ana : <text:span text:style-name="T5">#, c’est un pur duel de skill, envoyer votre grenade sur elle le plus vite possible pour éviter qu’elle se soigne.</text:span></text:p>
      <text:p text:style-name="P7">Ange : **,<text:span text:style-name="T5"> son escape peut lui permettre de désengager anticiper le.</text:span></text:p>
      <text:p text:style-name="P7">Lucio : <text:span text:style-name="T8">Pour lui il faut avoir un solide Aim, son « boop » peut vous éjecter dans le vide ou simplement vous envoyer suffisamment loin pour qu’il puissent s’enfuir, donc rester a moyenne distance pour l’éviter, et lancer lui la grenade anti-heal pour éviter qu’il se soigner.</text:span></text:p>
      <text:p text:style-name="P7">Symmetra : <text:span text:style-name="T12">Essayer de rester éloigner d’elle car vous ne pourrez plus lui échapper si elle vous attrape avec son tir principal, à part en la tuant, faite aussi attention à son bouclier il peut bloquer vos tir et votre grenade.** uniquement si vous êtes sous sont emprise.</text:span></text:p>
      <text:p text:style-name="P7">Zenyatta : **, <text:span text:style-name="T5">#, attention à sa discord elle peut faire très mal si vous vous faite touchez.</text:span></text:p>
      <text:p text:style-name="P7"/>
      <text:p text:style-name="P9">Attaquant / Défenseure :</text:p>
      <text:p text:style-name="P7">Bastion : <text:span text:style-name="T6">#, éviter les 1 contre 1 quand il est en mode tourelle, vous pouvez lui lancer la grenade si il essaye de se soigner.</text:span></text:p>
      <text:p text:style-name="P7">Chacal : **, <text:span text:style-name="T8">faite quand même attention à vos déplacement il est facile de se prendre une bombe perdu, faite aussi attention à son Shift il est pratiquement impossible à éviter, il fait beaucoup de dégât et va vous projetez se qui rendra votre visée plus difficile.</text:span></text:p>
      <text:p text:style-name="P7">Fatale : <text:span text:style-name="T5">#, éviter les duels à longue distance(voir même à moyenne distance) vous perdrez en général, mais elle reste plutôt accessible une fois proche.</text:span></text:p>
      <text:p text:style-name="P7"><text:soft-page-break/>Hanzo : <text:span text:style-name="T5">#, idem que pour fatale, contrairement à cette dernière les combat rapprocher resteront extrêmement dangereux surtout pour les « milles flèches ».</text:span></text:p>
      <text:p text:style-name="P7">Mei : <text:span text:style-name="T8">#,</text:span> <text:span text:style-name="T8">lui mettre l’anti-heal dès qu’elle est à la moitié de sa vie pour éviter qu’elle puissent se soigné avec son glaçon, rester éloigner car elle vous gèlera avant que vous puissiez la tuer, faite quand même attention à son clic droit il peut faire beaucoup de dégât, son mur peut aussi lui permettre de temporiser donc rester vigilent. </text:span></text:p>
      <text:p text:style-name="P7">Torbjörn : **, <text:span text:style-name="T5">#, détruisez sa tourelle de loin, et ne l’affronter pas si sa tourelle vous prend pour cible, pareil lorsqu’il ultime, son armure qu’il pose peut être extrêmement pénible et vous aurez du mal a le tuer.</text:span></text:p>
      <text:p text:style-name="P7">Faucheur : **, <text:span text:style-name="T5">#, son mode fantôme peut annuler votre anti-heal donc utilisé plus votre grenade sur vous.</text:span></text:p>
      <text:p text:style-name="P7">Genji : **, <text:span text:style-name="T5">#, si il ultime soit vous êtes confiant de votre aim et vous tentez le1 contre 1 se qui reste très dangereux, soit vous fuyez en vous cachant près d’un coéquipier sois derrière des obstacles.</text:span></text:p>
      <text:p text:style-name="P7">Mccree : <text:span text:style-name="T5">#, rester éloigner de lui pour éviter une potentiel flash qui vous seras fatale, sa roulade peut aussi surprendre donc rester vigilent.</text:span></text:p>
      <text:p text:style-name="P7">Pharah : <text:span text:style-name="T13">Elle reste un cas à part, pour la tuer viser avec votre armes, et faite attention à ces roquettes, elle sont un peu lente mais font très mal.</text:span></text:p>
      <text:p text:style-name="P7">Soldat 76 : <text:span text:style-name="T5">#, mettre l’anti-heal dès qu’il met sont sort de soin, si il ultime mettez vous derrière un mur, un obstacle, ou derrière le bouclier de Reinhardt, D.Va. </text:span></text:p>
      <text:p text:style-name="P7">Sombra : **, <text:span text:style-name="T7">lui mettre l’anti-heal va énormément la gêner lorsqu’elle va revenir sur sa balise car elle ne pourra pas se soigner tous de suite sur les packs de soins.</text:span></text:p>
      <text:p text:style-name="P7">Tracer : **, <text:span text:style-name="T7">ces nombreux « dash » la rende difficile à toucher, de plus son « rappel » annule votre anti-heal et lui rend quand même ces point de vie.</text:span></text:p>
      <text:p text:style-name="P7"/>
      <text:p text:style-name="P9">Tank :</text:p>
      <text:p text:style-name="P7">Chopper : <text:span text:style-name="T5">#, essayer de garder votre grenade le plus longtemps possible pour pouvoir lui mettre au moment de son animation de soin, ce qui vous laissera une énorme ouverture pour le tuer.</text:span></text:p>
      <text:p text:style-name="P7">D. Va : <text:span text:style-name="T5">#, éviter le combat sa matrice, ces nombreux point de vie et armure, en plus de sa 2ème vie vont la rendre quasiment in-tuable pour vous. Gardez votre grenade pour vous soignez.</text:span></text:p>
      <text:p text:style-name="P7">Reinhardt : <text:span text:style-name="T9">Éviter les combats à porter de son marteau vous le perdrez, si vous êtes à bonne distance mettez lui l’anti-heal assez rapidement pour empêcher que sont support le soigne et demander un focus, sinon vous pouvez essayer de le tuer mais rester éloigner de son marteau et faite attention à sa marque de feu.</text:span></text:p>
      <text:p text:style-name="P7">Winston : **, <text:span text:style-name="T9">faite attention à son dôme si il joue bien vous aurez du mal a le toucher, sinon essayer de rester éloigner de son tir principal.</text:span></text:p>
      <text:p text:style-name="P7">Zarya : <text:span text:style-name="T5">#, <text:s/>éviter de mettre une grenade anti-heal tant qu’elle à encore son bouclier car il l’annulera, de plus ne lui faite aucun dégât pendant qu’il est actif vous lui augmenterez ces dégât. </text:span></text:p>
      <text:p text:style-name="P7"/>
      <text:p text:style-name="P8">Je tient à préciser qu’il faut éviter les 1v1 avec Ana car votre rôle reste de <text:span text:style-name="T14">soigner</text:span> vos coéquipier et si vous engager un combat vous ne pourrez plus les <text:span text:style-name="T14">aider</text:span> <text:span text:style-name="T14">c</text:span>e qui peut détruire un team fight <text:span text:style-name="T14">bien engager.</text:span> <text:span text:style-name="T14">D</text:span>e plus vous pouvez mourir de cette 1 <text:span text:style-name="T14">contre </text:span>1, <text:span text:style-name="T14">cela va crée un énorme avantage</text:span> <text:span text:style-name="T14">pour</text:span> l’ennemie <text:span text:style-name="T14">et donc réduire drastiquement les chances de victoires.</text:span> N’engager d’1 <text:span text:style-name="T14">contre </text:span>1 uniquement si cela est nécessaire pour votre su<text:span text:style-name="T10">r</text:span>vie <text:span text:style-name="T10">et encore il est en général préférable de se rapprocher de vos coéquipier et de leurs demander du sout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7:04:16.726000000</meta:creation-date>
    <dc:date>2017-01-29T22:38:19.740000000</dc:date>
    <meta:editing-duration>PT35M32S</meta:editing-duration>
    <meta:editing-cycles>5</meta:editing-cycles>
    <meta:generator>LibreOffice/5.1.5.2$Windows_x86 LibreOffice_project/7a864d8825610a8c07cfc3bc01dd4fce6a9447e5</meta:generator>
    <meta:document-statistic meta:table-count="0" meta:image-count="0" meta:object-count="0" meta:page-count="2" meta:paragraph-count="38" meta:word-count="1333" meta:character-count="7307" meta:non-whitespace-character-count="6008"/>
  </office:meta>
</office:document-meta>
</file>